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Graphik" svg:font-family="Graphik,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Consolas, 'PT Mono', 'Liberation Mono', Courier, monospace"/>
    <style:font-face style:name="YS Text" svg:font-family="'YS Text', Arial, Helvetica, 'Arial Unicode M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background-color="#ffccff"/>
    </style:style>
    <style:style style:name="P3" style:family="paragraph" style:parent-style-name="Text_20_body">
      <style:paragraph-properties fo:margin-top="0cm" fo:margin-bottom="0cm" fo:padding="0cm" fo:border="none"/>
    </style:style>
    <style:style style:name="P4" style:family="paragraph" style:parent-style-name="Text_20_body">
      <style:paragraph-properties fo:padding="0cm" fo:border="none"/>
    </style:style>
    <style:style style:name="P5" style:family="paragraph" style:parent-style-name="Preformatted_20_Text">
      <style:paragraph-properties fo:padding="0cm" fo:border="none"/>
    </style:style>
    <style:style style:name="P6" style:family="paragraph" style:parent-style-name="Preformatted_20_Text">
      <style:paragraph-properties fo:margin-top="0cm" fo:margin-bottom="0.499cm" fo:padding="0cm" fo:border="none"/>
    </style:style>
    <style:style style:name="P7" style:family="paragraph" style:parent-style-name="Preformatted_20_Text">
      <style:paragraph-properties fo:padding="0cm" fo:border="none"/>
      <style:text-properties fo:color="#000000" style:font-name="Times New Roman" fo:font-size="12pt" fo:background-color="transparent" style:font-size-asian="12pt" style:font-size-complex="12pt"/>
    </style:style>
    <style:style style:name="P8" style:family="paragraph" style:parent-style-name="Standard">
      <style:paragraph-properties fo:margin-top="0cm" fo:margin-bottom="0cm"/>
      <style:text-properties fo:color="#000000" style:font-name="Times New Roman" fo:font-size="12pt" fo:font-weight="normal" fo:background-color="transparent" style:font-size-asian="12pt" style:font-size-complex="12pt"/>
    </style:style>
    <style:style style:name="P9" style:family="paragraph" style:parent-style-name="Standard">
      <style:paragraph-properties style:line-height-at-least="0.503cm"/>
      <style:text-properties fo:color="#000000" style:font-name="Times New Roman" fo:font-size="12pt" fo:font-weight="normal" fo:background-color="transparent" style:font-size-asian="12pt" style:font-size-complex="12pt"/>
    </style:style>
    <style:style style:name="P10" style:family="paragraph" style:parent-style-name="Standard">
      <style:paragraph-properties style:line-height-at-least="0.503cm"/>
      <style:text-properties fo:color="#000000" style:font-name="Times New Roman" fo:font-size="12pt" fo:font-weight="normal" fo:background-color="#ccff66" style:font-size-asian="12pt" style:font-size-complex="12pt"/>
    </style:style>
    <style:style style:name="P11" style:family="paragraph" style:parent-style-name="Standard">
      <style:paragraph-properties style:line-height-at-least="0.503cm"/>
      <style:text-properties fo:color="#000000" style:font-name="Times New Roman" fo:font-size="12pt" fo:background-color="transparent" style:font-size-asian="12pt" style:font-size-complex="12pt"/>
    </style:style>
    <style:style style:name="P12" style:family="paragraph" style:parent-style-name="Standard">
      <style:paragraph-properties style:line-height-at-least="0.503cm"/>
      <style:text-properties fo:color="#000000" style:font-name="Times New Roman" fo:font-size="12pt" fo:background-color="#ccff66" style:font-size-asian="12pt" style:font-size-complex="12pt"/>
    </style:style>
    <style:style style:name="P13" style:family="paragraph" style:parent-style-name="Standard">
      <style:text-properties fo:color="#000000" style:font-name="Times New Roman" fo:font-size="12pt" style:font-size-asian="12pt" style:font-size-complex="12pt"/>
    </style:style>
    <style:style style:name="P14" style:family="paragraph" style:parent-style-name="Heading_20_3">
      <style:text-properties fo:color="#000000" style:font-name="Times New Roman" fo:font-size="12pt" style:font-size-asian="12pt" style:font-size-complex="12pt"/>
    </style:style>
    <style:style style:name="P15" style:family="paragraph" style:parent-style-name="Text_20_body" style:list-style-name="L1"/>
    <style:style style:name="P16" style:family="paragraph" style:parent-style-name="Text_20_body" style:list-style-name="L1">
      <style:paragraph-properties fo:margin-top="0cm" fo:margin-bottom="0cm"/>
    </style:style>
    <style:style style:name="P17" style:family="paragraph" style:parent-style-name="Text_20_body">
      <style:paragraph-properties fo:margin-top="0cm" fo:margin-bottom="0cm"/>
      <style:text-properties fo:font-variant="normal" fo:text-transform="none" fo:color="#000000" style:font-name="Times New Roman" fo:font-size="12pt" fo:letter-spacing="normal" fo:font-style="normal" fo:font-weight="normal" style:font-size-asian="12pt" style:font-size-complex="12pt"/>
    </style:style>
    <style:style style:name="P18" style:family="paragraph" style:parent-style-name="Text_20_body">
      <style:paragraph-properties fo:margin-top="0cm" fo:margin-bottom="0cm"/>
      <style:text-properties fo:color="#000000" style:font-name="Times New Roman" fo:font-size="12pt" fo:background-color="transparent" style:font-size-asian="12pt" style:font-size-complex="12pt"/>
    </style:style>
    <style:style style:name="P19" style:family="paragraph" style:parent-style-name="Text_20_body">
      <style:paragraph-properties fo:margin-top="0cm" fo:margin-bottom="0cm"/>
      <style:text-properties fo:color="#000000" style:font-name="Times New Roman" fo:font-size="12pt" fo:background-color="#99ff33" style:font-size-asian="12pt" style:font-size-complex="12pt"/>
    </style:style>
    <style:style style:name="P20" style:family="paragraph" style:parent-style-name="Text_20_body">
      <style:paragraph-properties fo:margin-top="0cm" fo:margin-bottom="0cm"/>
      <style:text-properties fo:color="#000000" style:font-name="Times New Roman" fo:font-size="12pt" fo:background-color="#ffccff" style:font-size-asian="12pt" style:font-size-complex="12pt"/>
    </style:style>
    <style:style style:name="P21" style:family="paragraph" style:parent-style-name="Text_20_body" style:list-style-name="L1">
      <style:paragraph-properties fo:margin-top="0cm" fo:margin-bottom="0cm"/>
      <style:text-properties fo:color="#000000" style:font-name="Times New Roman" fo:font-size="12pt" fo:background-color="#ffccff" style:font-size-asian="12pt" style:font-size-complex="12pt"/>
    </style:style>
    <style:style style:name="P22" style:family="paragraph" style:parent-style-name="Text_20_body">
      <style:paragraph-properties fo:margin-top="0cm" fo:margin-bottom="0cm"/>
      <style:text-properties fo:color="#000000" style:font-name="Times New Roman" fo:font-size="12pt" style:font-size-asian="12pt" style:font-size-complex="12pt"/>
    </style:style>
    <style:style style:name="P23" style:family="paragraph" style:parent-style-name="Text_20_body" style:list-style-name="L2">
      <style:paragraph-properties fo:margin-top="0cm" fo:margin-bottom="0cm" fo:padding="0cm" fo:border="none"/>
      <style:text-properties fo:color="#000000" style:font-name="Times New Roman" fo:font-size="12pt" fo:background-color="transparent" style:font-size-asian="12pt" style:font-size-complex="12pt"/>
    </style:style>
    <style:style style:name="P24" style:family="paragraph" style:parent-style-name="Text_20_body">
      <style:paragraph-properties fo:padding="0cm" fo:border="none"/>
      <style:text-properties fo:color="#000000" style:font-name="Times New Roman" fo:font-size="12pt" fo:background-color="transparent" style:font-size-asian="12pt" style:font-size-complex="12pt"/>
    </style:style>
    <style:style style:name="P25" style:family="paragraph" style:parent-style-name="Text_20_body" style:list-style-name="L2">
      <style:paragraph-properties fo:padding="0cm" fo:border="none"/>
      <style:text-properties fo:color="#000000" style:font-name="Times New Roman" fo:font-size="12pt" fo:background-color="transparent" style:font-size-asian="12pt" style:font-size-complex="12pt"/>
    </style:style>
    <style:style style:name="P26" style:family="paragraph" style:parent-style-name="Text_20_body">
      <style:paragraph-properties fo:padding="0cm" fo:border="none"/>
      <style:text-properties fo:color="#000000" style:font-name="Times New Roman" fo:font-size="12pt" style:font-size-asian="12pt" style:font-size-complex="12pt"/>
    </style:style>
    <style:style style:name="T1" style:family="text">
      <style:text-properties fo:background-color="#ffccff"/>
    </style:style>
    <style:style style:name="T2" style:family="text">
      <style:text-properties fo:font-variant="normal" fo:text-transform="none" fo:color="#333333" style:font-name="YS Text" fo:font-size="12pt" fo:letter-spacing="normal" fo:font-style="normal" fo:font-weight="normal"/>
    </style:style>
    <style:style style:name="T3" style:family="text">
      <style:text-properties fo:font-variant="normal" fo:text-transform="none" fo:color="#333333" style:font-name="YS Text" fo:letter-spacing="normal" fo:font-style="normal" fo:font-weight="normal"/>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000000" style:font-name="S hne" fo:font-size="12pt" fo:letter-spacing="normal" fo:font-style="normal" fo:font-weight="normal"/>
    </style:style>
    <style:style style:name="T6" style:family="text">
      <style:text-properties fo:font-variant="normal" fo:text-transform="none" fo:color="#000000" style:font-name="S hne" fo:font-size="12pt" fo:letter-spacing="normal" fo:font-style="normal" fo:font-weight="normal" fo:background-color="transparent"/>
    </style:style>
    <style:style style:name="T7" style:family="text">
      <style:text-properties fo:font-variant="normal" fo:text-transform="none" fo:color="#000000" style:font-name="S hne" fo:font-size="12pt" fo:letter-spacing="normal" fo:font-style="normal" fo:font-weight="normal" style:font-size-asian="12pt" style:font-size-complex="12pt"/>
    </style:style>
    <style:style style:name="T8" style:family="text">
      <style:text-properties fo:font-variant="normal" fo:text-transform="none" fo:color="#000000" style:font-name="S hne" fo:letter-spacing="normal" fo:font-style="normal" fo:font-weight="normal"/>
    </style:style>
    <style:style style:name="T9" style:family="text">
      <style:text-properties fo:font-variant="normal" fo:text-transform="none" fo:color="#000000" style:font-name="S hne" fo:letter-spacing="normal" fo:font-style="normal" fo:font-weight="normal" fo:background-color="transparent"/>
    </style:style>
    <style:style style:name="T10" style:family="text">
      <style:text-properties fo:font-variant="normal" fo:text-transform="none" fo:color="#000000" fo:letter-spacing="normal"/>
    </style:style>
    <style:style style:name="T11" style:family="text">
      <style:text-properties fo:font-variant="normal" fo:text-transform="none" fo:color="#000000" fo:letter-spacing="normal" fo:font-style="normal" fo:font-weight="normal" fo:background-color="transparent"/>
    </style:style>
    <style:style style:name="T12" style:family="text">
      <style:text-properties fo:font-variant="normal" fo:text-transform="none" fo:color="#000000" fo:font-size="12pt" fo:letter-spacing="normal" style:font-size-asian="12pt" style:font-size-complex="12pt"/>
    </style:style>
    <style:style style:name="T13" style:family="text">
      <style:text-properties fo:font-variant="normal" fo:text-transform="none" fo:color="#000000"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6" style:family="text">
      <style:text-properties fo:font-variant="normal" fo:text-transform="none" fo:color="#000000" style:font-name="Times New Roman" fo:font-size="12pt" fo:letter-spacing="normal" style:font-size-asian="12pt" style:font-size-complex="12pt"/>
    </style:style>
    <style:style style:name="T17" style:family="text">
      <style:text-properties fo:font-variant="normal" fo:text-transform="none" fo:color="#000000" style:font-name="Times New Roman" fo:font-size="12pt" fo:letter-spacing="normal" fo:background-color="transparent" style:font-size-asian="12pt" style:font-size-complex="12pt"/>
    </style:style>
    <style:style style:name="T18" style:family="text">
      <style:text-properties fo:font-variant="normal" fo:text-transform="none" fo:color="#282a2e" style:font-name="Graphik" fo:font-size="18pt" fo:letter-spacing="normal" fo:font-style="normal" fo:font-weight="normal" fo:background-color="transparent"/>
    </style:style>
    <style:style style:name="T19" style:family="text">
      <style:text-properties fo:font-variant="normal" fo:text-transform="none" fo:color="#282a2e" style:font-name="Graphik" fo:letter-spacing="normal" fo:font-style="normal" fo:font-weight="normal" fo:background-color="transparent"/>
    </style:style>
    <style:style style:name="T20" style:family="text">
      <style:text-properties fo:font-variant="normal" fo:text-transform="none" fo:color="#282a2e" style:font-name="Graphik" fo:font-size="12pt" fo:letter-spacing="normal" fo:font-style="normal" fo:font-weight="normal" fo:background-color="transparent" style:font-size-asian="12pt" style:font-size-complex="12pt"/>
    </style:style>
    <style:style style:name="T21" style:family="text">
      <style:text-properties fo:font-variant="normal" fo:text-transform="none" fo:color="#282a2e" fo:letter-spacing="normal" fo:background-color="transparent"/>
    </style:style>
    <style:style style:name="T22" style:family="text">
      <style:text-properties fo:font-variant="normal" fo:text-transform="none" fo:color="#282a2e" fo:font-size="12pt" fo:letter-spacing="normal" fo:background-color="transparent" style:font-size-asian="12pt" style:font-size-complex="12pt"/>
    </style:style>
    <style:style style:name="T23" style:family="text">
      <style:text-properties fo:font-variant="normal" fo:text-transform="none" fo:color="#282a2e" fo:font-size="12pt" fo:letter-spacing="normal" fo:font-style="normal" fo:font-weight="normal" fo:background-color="transparent" style:font-size-asian="12pt" style:font-size-complex="12pt"/>
    </style:style>
    <style:style style:name="T24" style:family="text">
      <style:text-properties fo:font-variant="normal" fo:text-transform="none" fo:color="#282a2e" style:font-name="Times New Roman" fo:font-size="12pt" fo:letter-spacing="normal" fo:background-color="transparent" style:font-size-asian="12pt" style:font-size-complex="12pt"/>
    </style:style>
    <style:style style:name="T25" style:family="text">
      <style:text-properties fo:font-variant="normal" fo:text-transform="none" fo:color="#282a2e" style:font-name="Times New Roman" fo:font-size="12pt" fo:letter-spacing="normal" fo:font-style="normal" fo:font-weight="normal" fo:background-color="transparent" style:font-size-asian="12pt" style:font-size-complex="12pt"/>
    </style:style>
    <style:style style:name="T26" style:family="text">
      <style:text-properties fo:font-variant="normal" fo:text-transform="none" style:font-name="S hne" fo:font-size="12pt" fo:letter-spacing="normal" fo:font-style="normal" fo:font-weight="normal"/>
    </style:style>
    <style:style style:name="T27" style:family="text">
      <style:text-properties fo:font-variant="normal" fo:text-transform="none" style:font-name="S hne" fo:font-size="12pt" fo:letter-spacing="normal" fo:language="en" fo:country="US" fo:font-style="normal" fo:font-weight="normal"/>
    </style:style>
    <style:style style:name="T28" style:family="text">
      <style:text-properties fo:font-variant="normal" fo:text-transform="none" style:font-name="S hne" fo:font-size="12pt" fo:letter-spacing="normal" fo:language="ru" fo:country="RU" fo:font-style="normal" fo:font-weight="normal"/>
    </style:style>
    <style:style style:name="T29" style:family="text">
      <style:text-properties fo:font-variant="normal" fo:text-transform="none" style:font-name="S hne" fo:letter-spacing="normal" fo:language="ru" fo:country="RU" fo:font-style="normal" fo:font-weight="normal"/>
    </style:style>
    <style:style style:name="T30" style:family="text">
      <style:text-properties fo:font-variant="normal" fo:text-transform="none" style:font-name="S hne" fo:letter-spacing="normal" fo:font-style="normal" fo:font-weight="normal"/>
    </style:style>
    <style:style style:name="T31" style:family="text">
      <style:text-properties fo:font-variant="normal" fo:text-transform="none" style:font-name="S hne" fo:letter-spacing="normal" fo:language="en" fo:country="US" fo:font-style="normal" fo:font-weight="normal"/>
    </style:style>
    <style:style style:name="T32" style:family="text">
      <style:text-properties fo:font-variant="normal" fo:text-transform="none" fo:letter-spacing="normal" fo:language="ru" fo:country="RU" fo:font-style="normal" fo:font-weight="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fo:font-weight="normal" fo:background-color="transparent"/>
    </style:style>
    <style:style style:name="T35" style:family="text">
      <style:text-properties fo:font-variant="normal" fo:text-transform="none" fo:letter-spacing="normal" fo:language="en" fo:country="US" fo:font-style="normal" fo:font-weight="normal"/>
    </style:style>
    <style:style style:name="T36" style:family="text">
      <style:text-properties fo:font-variant="normal" fo:text-transform="none" style:font-name="Times New Roman" fo:font-size="12pt" fo:letter-spacing="normal" fo:font-style="normal" fo:font-weight="normal" style:font-size-asian="12pt" style:font-size-complex="12pt"/>
    </style:style>
    <style:style style:name="T37" style:family="text">
      <style:text-properties fo:font-variant="normal" fo:text-transform="none" style:font-name="Times New Roman" fo:font-size="12pt" fo:letter-spacing="normal" fo:font-style="normal" fo:font-weight="normal" fo:background-color="transparent" style:font-size-asian="12pt" style:font-size-complex="12pt"/>
    </style:style>
    <style:style style:name="T38" style:family="text">
      <style:text-properties fo:font-variant="normal" fo:text-transform="none" style:font-name="Times New Roman" fo:font-size="12pt" fo:letter-spacing="normal" style:font-size-asian="12pt" style:font-size-complex="12pt"/>
    </style:style>
    <style:style style:name="T39" style:family="text">
      <style:text-properties fo:font-variant="normal" fo:text-transform="none" style:font-name="Times New Roman" fo:font-size="12pt" fo:letter-spacing="normal" fo:background-color="transparent" style:font-size-asian="12pt" style:font-size-complex="12pt"/>
    </style:style>
    <style:style style:name="T40" style:family="text">
      <style:text-properties fo:color="#000000"/>
    </style:style>
    <style:style style:name="T41" style:family="text">
      <style:text-properties fo:color="#000000" fo:background-color="transparent"/>
    </style:style>
    <style:style style:name="T42" style:family="text">
      <style:text-properties fo:color="#000000" fo:font-size="12pt" style:font-size-asian="12pt" style:font-size-complex="12pt"/>
    </style:style>
    <style:style style:name="T43" style:family="text">
      <style:text-properties fo:color="#000000" fo:font-size="12pt" fo:background-color="transparent" style:font-size-asian="12pt" style:font-size-complex="12pt"/>
    </style:style>
    <style:style style:name="T44" style:family="text">
      <style:text-properties fo:color="#000000" style:font-name="Times New Roman" fo:font-size="12pt" style:font-size-asian="12pt" style:font-size-complex="12pt"/>
    </style:style>
    <style:style style:name="T45" style:family="text">
      <style:text-properties fo:color="#000000" style:font-name="Times New Roman" fo:font-size="12pt" fo:background-color="transparent" style:font-size-asian="12pt" style:font-size-complex="12pt"/>
    </style:style>
    <style:style style:name="T46" style:family="text">
      <style:text-properties fo:color="#000000" style:font-name="Times New Roman" fo:font-size="12pt" fo:background-color="#ffccff" style:font-size-asian="12pt" style:font-size-complex="12pt"/>
    </style:style>
    <style:style style:name="T47" style:family="text">
      <style:text-properties fo:color="#000000" style:font-name="Times New Roman" fo:font-size="12pt" fo:background-color="#ccff99" style:font-size-asian="12pt" style:font-size-complex="12pt"/>
    </style:style>
    <style:style style:name="T48" style:family="text">
      <style:text-properties fo:color="#000000" style:font-name="Times New Roman" fo:font-size="12pt" fo:background-color="#ccffcc" style:font-size-asian="12pt" style:font-size-complex="12pt"/>
    </style:style>
    <style:style style:name="T49" style:family="text">
      <style:text-properties fo:background-color="transparent"/>
    </style:style>
    <style:style style:name="T50" style:family="text">
      <style:text-properties style:font-name="Consolas" fo:font-size="10.5pt" fo:font-weight="normal"/>
    </style:style>
    <style:style style:name="T51" style:family="text">
      <style:text-properties style:font-name="Consolas" fo:font-size="10.5pt" fo:font-weight="normal" fo:background-color="#ccffcc"/>
    </style:style>
    <style:style style:name="T52" style:family="text">
      <style:text-properties style:font-name="Consolas" fo:font-weight="normal"/>
    </style:style>
    <style:style style:name="T53" style:family="text">
      <style:text-properties style:font-name="Consolas" fo:font-weight="normal" fo:background-color="#ccffcc"/>
    </style:style>
    <style:style style:name="T54" style:family="text">
      <style:text-properties fo:background-color="#ccffcc"/>
    </style:style>
    <style:style style:name="T55" style:family="text">
      <style:text-properties fo:background-color="#ccff99"/>
    </style:style>
    <style:style style:name="T56" style:family="text">
      <style:text-properties fo:color="#eb5757"/>
    </style:style>
    <style:style style:name="T57" style:family="text">
      <style:text-properties fo:color="#eb5757" style:font-name="SFMono-Regular"/>
    </style:style>
    <style:style style:name="T58" style:family="text">
      <style:text-properties fo:font-size="12pt" style:font-size-asian="12pt" style:font-size-complex="12pt"/>
    </style:style>
    <style:style style:name="T59" style:family="text">
      <style:text-properties fo:font-size="12pt" fo:background-color="#ffccff" style:font-size-asian="12pt" style:font-size-complex="12pt"/>
    </style:style>
    <style:style style:name="T60" style:family="text">
      <style:text-properties fo:font-size="12pt" fo:background-color="transparent" style:font-size-asian="12pt" style:font-size-complex="12pt"/>
    </style:style>
    <style:style style:name="T61" style:family="text">
      <style:text-properties fo:font-size="12pt" fo:background-color="#ccff99" style:font-size-asian="12pt" style:font-size-complex="12pt"/>
    </style:style>
    <style:style style:name="T62" style:family="text">
      <style:text-properties fo:font-size="12pt" fo:background-color="#ccffcc" style:font-size-asian="12pt" style:font-size-complex="12pt"/>
    </style:style>
    <style:style style:name="T63" style:family="text">
      <style:text-properties fo:font-weight="normal"/>
    </style:style>
    <style:style style:name="T64" style:family="text">
      <style:text-properties fo:font-weight="normal" fo:background-color="#ccffcc"/>
    </style:style>
    <style:style style:name="T65" style:family="text">
      <style:text-properties style:font-name="Times New Roman" fo:font-size="12pt" fo:background-color="#ffccff" style:font-size-asian="12pt" style:font-size-complex="12pt"/>
    </style:style>
    <style:style style:name="T66" style:family="text">
      <style:text-properties style:font-name="Times New Roman" fo:font-size="12pt" fo:background-color="transparent" style:font-size-asian="12pt" style:font-size-complex="12pt"/>
    </style:style>
    <style:style style:name="T67" style:family="text">
      <style:text-properties style:font-name="Times New Roman" fo:font-size="12pt" fo:background-color="#ccff99" style:font-size-asian="12pt" style:font-size-complex="12pt"/>
    </style:style>
    <style:style style:name="T68" style:family="text">
      <style:text-properties style:font-name="Times New Roman" fo:font-size="12pt" style:font-size-asian="12pt" style:font-size-complex="12pt"/>
    </style:style>
    <style:style style:name="T69" style:family="text">
      <style:text-properties style:font-name="Times New Roman" fo:font-size="12pt" fo:background-color="#ccffcc" style:font-size-asian="12pt" style:font-size-complex="12pt"/>
    </style:style>
    <style:style style:name="T70" style:family="text">
      <style:text-properties fo:background-color="#99ff3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Вопросы ?</text:h>
      <text:list xml:id="list5287289615928109773" text:style-name="L1">
        <text:list-item>
          <text:p text:style-name="P21">Для чего служат формы на веб-страницах? </text:p>
        </text:list-item>
      </text:list>
      <text:p text:style-name="P22"><text:span text:style-name="T1"><text:line-break/></text:span><text:span text:style-name="T34">Формы на веб-страницах служат для сбора информации от пользователей и отправки этой информации на сервер для дальнейшей обработки. Они позволяют пользователям вводить данные, выбирать опции, загружать файлы и отправлять эту информацию на сервер или другой обработчик на стороне сервера.</text:span><text:span text:style-name="T49"> </text:span></text:p>
      <text:p text:style-name="P18"><text:span text:style-name="T33">Формы в HTML могут состоять из текстовых полей и текстовых областей, флажков и переключателей, а также раскрывающихся списков. Все это — элементы формы. Каждый элемент служит для того, чтобы передать какое-либо значение сайту.</text:span> </text:p>
      <text:p text:style-name="P22"/>
      <text:list xml:id="list38779259" text:continue-numbering="true" text:style-name="L1">
        <text:list-item>
          <text:p text:style-name="P21">Каким типом задаётся поле ввода в форме текста? </text:p>
        </text:list-item>
      </text:list>
      <text:p text:style-name="P1"><text:span text:style-name="T14">Поле ввода текста в форме задается с помощью элемента </text:span><text:span text:style-name="Source_20_Text"><text:span text:style-name="T44">&lt;input&gt;</text:span></text:span><text:span text:style-name="T16"> </text:span><text:span text:style-name="T14">с атрибутом </text:span><text:span text:style-name="Source_20_Text"><text:span text:style-name="T44">type="text"</text:span></text:span><text:span text:style-name="T14">. Это позволяет пользователю вводить произвольный текст в указанное поле. </text:span></text:p>
      <text:list xml:id="list38799098" text:continue-numbering="true" text:style-name="L1">
        <text:list-item>
          <text:p text:style-name="P21">Какими способами можно обратиться к элементу формы? </text:p>
        </text:list-item>
      </text:list>
      <text:p text:style-name="P22">По атрибуту ID: можно задать уникальный идентификатор (ID) элементу формы и затем использовать метод getElementById.</text:p>
      <text:p text:style-name="P22">По атрибуту name: можно задать атрибут name элементу формы и затем использовать методы getElementByName или querySelector.</text:p>
      <text:p text:style-name="P22">По тегу формы: можно использовать метод querySelector и указать тег формы.</text:p>
      <text:p text:style-name="P17">По классу: можно использовать методы getElementByClassName или querySelector и указать класс формы.</text:p>
      <text:p text:style-name="P17">По типу элемента: можно использовать методы getElementByTagName или querySelectorAll и указать тип элемента, например, "input" или "select".</text:p>
      <text:p text:style-name="P17"/>
      <text:list xml:id="list38789382" text:continue-numbering="true" text:style-name="L1">
        <text:list-item>
          <text:p text:style-name="P16"><text:span text:style-name="T46">Что такое событие </text:span><text:span text:style-name="Source_20_Text"><text:span text:style-name="T46">submit</text:span></text:span><text:span text:style-name="T46"> для формы и как его можно использовать? </text:span></text:p>
        </text:list-item>
      </text:list>
      <text:p text:style-name="P18">Событие submit для формы происходит, когда пользователь отправляет форму, нажимая на кнопку "отправить" или нажимая клавишу "Enter" на поле ввода, находясь внутри формы.</text:p>
      <text:p text:style-name="P24">Событие submit можно использовать для выполнения определенных действий после отправки формы на сервер. Например, можно использовать это событие для проверки (валидации) введенных пользователем данных перед отправкой формы, для перенаправления пользователя на другую страницу после успешной отправки формы.</text:p>
      <text:p text:style-name="P20"/>
      <text:list xml:id="list38790330" text:continue-numbering="true" text:style-name="L1">
        <text:list-item>
          <text:p text:style-name="P21">Восстановить значения умолчания в полях формы можно только по кнопке reset? </text:p>
        </text:list-item>
      </text:list>
      <text:p text:style-name="P2"><text:span text:style-name="Source_20_Text"><text:span text:style-name="T45">&lt;input type="reset"&gt;</text:span></text:span><text:span text:style-name="Source_20_Text"><text:span text:style-name="T17"> </text:span></text:span><text:span text:style-name="T15">создаёт кнопку сброса. При нажатии на неё возникает событие </text:span><text:span text:style-name="Source_20_Text"><text:span text:style-name="T45">reset</text:span></text:span><text:span text:style-name="T15">. Оно нужно, чтобы вернуть значения полей формы к значениям по умолчанию.</text:span><text:span text:style-name="T45"> </text:span></text:p>
      <text:p text:style-name="P18"/>
      <text:p text:style-name="P18"><text:span text:style-name="T32">Также можно</text:span><text:span text:style-name="T33"> использовать JavaScript для обновления значений полей формы, а именно </text:span><text:span text:style-name="T35">value=””</text:span><text:span text:style-name="T33">. Создаём функцию, которая будет устанавливать значения по умолчанию для каждого поля формы отдельно. Затем вызовем эту функцию, когда будет необходимо сбросить значения на умолчание.</text:span> </text:p>
      <text:p text:style-name="P18">Пример из моего кода:</text:p>
      <text:p text:style-name="P18"/>
      <text:p text:style-name="P8">// Обработчик события при нажатии на кнопку отправки сообщения</text:p>
      <text:p text:style-name="P9">sendButton.addEventListener("click", () =&gt; {</text:p>
      <text:p text:style-name="P11"><text:span text:style-name="T63">const name = transformName(nameInput.value); </text:span><text:span text:style-name="T64">//вызываем функцию, которая проверяет заполняемость поля ввода имени, проверяет нажатие чекбокса, приводим введенное имя пользователя к формату "Имя Фамилия" с приведенными к верхнему регистру первыми буквами каждого слова</text:span></text:p>
      <text:p text:style-name="P11"><text:span text:style-name="T63">const avatar = randomfoto(avatarmessage.value); </text:span><text:span text:style-name="T64">//вызываем функцию для вывода рандомных </text:span><text:soft-page-break/><text:span text:style-name="T64">изображений, если пользователь не вводит ссылку на нужную ему картинку</text:span></text:p>
      <text:p text:style-name="P11"><text:span text:style-name="T63">const dates = date(messageInput.value); </text:span><text:span text:style-name="T64">//вызываем функцию, которая выводит дату и время написания комментария</text:span></text:p>
      <text:p text:style-name="P11"><text:span text:style-name="T63">const message = checkSpam(messageInput.value); </text:span><text:span text:style-name="T64">//приводим введенный текст сообщения к формату, в котором все вхождения "viagra" и "XXX" заменены на "***"</text:span></text:p>
      <text:p text:style-name="P11"><text:span text:style-name="T63">const messageElement = document.createElement("div"); </text:span><text:span text:style-name="T64">//создаем новый div-элемент, в котором будет содержаться сообщение пользователя</text:span></text:p>
      <text:p text:style-name="P11"><text:s/><text:span text:style-name="T63">messageElement.innerHTML = `&lt;p class="bloc_js"&gt;&lt;img src="${avatar}" alt='изображение аватара'&gt;&lt;font class="name_style"&gt; ${name}&lt;/font&gt;&lt;font class="dates_style"&gt; ${dates}&lt;/font&gt; &lt;/p&gt;${message}&lt;hr&gt;`; </text:span><text:span text:style-name="T64">//добавляем в созданный div-элемент ссылку на аватар пользователя, время написания комментария , его имя и текст сообщения</text:span></text:p>
      <text:p text:style-name="P11"><text:s/><text:span text:style-name="T63">messagesDiv.appendChild(messageElement); </text:span><text:span text:style-name="T64">//добавляем созданный div-элемент в контейнер для всех сообщений чата</text:span></text:p>
      <text:p text:style-name="P12"><text:s/><text:span text:style-name="T63">messageInput.value = ""; //очищаем поле ввода сообщения</text:span></text:p>
      <text:p text:style-name="P12"><text:s/><text:span text:style-name="T63">avatarmessage.value = ""; </text:span><text:span text:style-name="T63">//очищаем поле ввода ссылки на аватар пользователя</text:span></text:p>
      <text:p text:style-name="P12"><text:s/><text:span text:style-name="T63">nameInput.value = "";</text:span><text:span text:style-name="T63"> //очищаем поле ввода имя пользователя</text:span></text:p>
      <text:p text:style-name="P10">});</text:p>
      <text:p text:style-name="P19"/>
      <text:list xml:id="list38787011" text:continue-numbering="true" text:style-name="L1">
        <text:list-item>
          <text:p text:style-name="P21">Каким способом можно отправить данные из формы на сервер? </text:p>
        </text:list-item>
      </text:list>
      <text:p text:style-name="P2"><text:span text:style-name="T45">У тега </text:span><text:span text:style-name="Source_20_Text"><text:span text:style-name="T45">form </text:span></text:span><text:span text:style-name="T45">есть два атрибута: </text:span><text:span text:style-name="Source_20_Text"><text:span text:style-name="T45">action</text:span></text:span><text:span text:style-name="T45">(переводится как действие) и </text:span><text:span text:style-name="Source_20_Text"><text:span text:style-name="T45">method</text:span></text:span><text:span text:style-name="T45">(переводится как метод).</text:span></text:p>
      <text:p text:style-name="Text_20_body"><text:span text:style-name="T45">Значение </text:span><text:span text:style-name="Source_20_Text"><text:span text:style-name="T45">action </text:span></text:span><text:span text:style-name="T45">— это ссылка на обработчик. Этим атрибутом мы сообщаем адрес сервера, на который эту форму нужно отправить.</text:span></text:p>
      <text:p text:style-name="Text_20_body"><text:span text:style-name="T45">Атрибут </text:span><text:span text:style-name="Source_20_Text"><text:span text:style-name="T45">method </text:span></text:span><text:span text:style-name="T45">принимает значения </text:span><text:span text:style-name="Source_20_Text"><text:span text:style-name="T45">GET </text:span></text:span><text:span text:style-name="T45">или </text:span><text:span text:style-name="Source_20_Text"><text:span text:style-name="T45">POST</text:span></text:span><text:span text:style-name="T45">. Метод </text:span><text:span text:style-name="Source_20_Text"><text:span text:style-name="T45">GET </text:span></text:span><text:span text:style-name="T45">(получить) нужен, когда информация уже есть на сервере и вам нужно получить её себе в браузер. Метод </text:span><text:span text:style-name="Source_20_Text"><text:span text:style-name="T45">POST </text:span></text:span><text:span text:style-name="T45">(отправить) — когда данные есть у вас в браузере и их надо обновить на сервере. </text:span></text:p>
      <text:p text:style-name="P18">&lt;form name="form" action="https://server.com/form" method="POST"&gt;</text:p>
      <text:p text:style-name="P18"><text:s text:c="2"/>&lt;input type="text"&gt;</text:p>
      <text:p text:style-name="P18"><text:s text:c="2"/>&lt;button type="submit"&gt;Отправить&lt;/button&gt;</text:p>
      <text:p text:style-name="P18">&lt;/form&gt;</text:p>
      <text:list xml:id="list38775084" text:continue-numbering="true" text:style-name="L1">
        <text:list-item>
          <text:p text:style-name="P16"><text:span text:style-name="T46">Как можно полностью перехватить и обработать js-функцией событие </text:span><text:span text:style-name="Source_20_Text"><text:span text:style-name="T46">submit</text:span></text:span><text:span text:style-name="T46"> (отправку данных на сервер)? </text:span></text:p>
        </text:list-item>
      </text:list>
      <text:p text:style-name="P18">Полностью перехватить и обработать событие submit можно так: </text:p>
      <text:p text:style-name="P7"/>
      <text:p text:style-name="P5"><text:span text:style-name="Source_20_Text"><text:span text:style-name="T45">&lt;form id="myForm"&gt;</text:span></text:span></text:p>
      <text:p text:style-name="P5"><text:span text:style-name="Source_20_Text"><text:span text:style-name="T45"><text:s text:c="2"/>&lt;input type="text" name="name" placeholder="Введите имя"&gt;</text:span></text:span></text:p>
      <text:p text:style-name="P5"><text:span text:style-name="Source_20_Text"><text:span text:style-name="T45"><text:s text:c="2"/>&lt;button type="submit"&gt;Отправить&lt;/button&gt;</text:span></text:span></text:p>
      <text:p text:style-name="P5"><text:span text:style-name="Source_20_Text"><text:span text:style-name="T45">&lt;/form&gt;</text:span></text:span></text:p>
      <text:p text:style-name="P7"/>
      <text:p text:style-name="P5"><text:span text:style-name="Source_20_Text"><text:span text:style-name="T45">&lt;script&gt;</text:span></text:span></text:p>
      <text:p text:style-name="P5"><text:span text:style-name="Source_20_Text"><text:span text:style-name="T45">document.getElementById("myForm").addEventListener("submit", function(event) {</text:span></text:span></text:p>
      <text:p text:style-name="P5"><text:span text:style-name="Source_20_Text"><text:span text:style-name="T45"><text:s text:c="2"/>event.preventDefault(); </text:span></text:span><text:span text:style-name="Source_20_Text"><text:span text:style-name="T47">// Отменяем отправку формы на сервер</text:span></text:span></text:p>
      <text:p text:style-name="P5"><text:span text:style-name="Source_20_Text"><text:span text:style-name="T45"><text:s text:c="2"/></text:span></text:span></text:p>
      <text:p text:style-name="P5"><text:span text:style-name="Source_20_Text"><text:span text:style-name="T45"><text:s/></text:span></text:span><text:span text:style-name="Source_20_Text"><text:span text:style-name="T47"><text:s/>// Обработка данных формы</text:span></text:span></text:p>
      <text:p text:style-name="P5"><text:span text:style-name="Source_20_Text"><text:span text:style-name="T45"><text:s text:c="2"/>var name = document.getElementsByName("name")[0].value;</text:span></text:span></text:p>
      <text:p text:style-name="P5"><text:span text:style-name="Source_20_Text"><text:span text:style-name="T45"><text:s text:c="2"/>console.log("Имя:", name);</text:span></text:span></text:p>
      <text:p text:style-name="P5"><text:span text:style-name="Source_20_Text"><text:span text:style-name="T45"><text:s text:c="2"/></text:span></text:span></text:p>
      <text:p text:style-name="P5"><text:span text:style-name="Source_20_Text"><text:span text:style-name="T45"><text:s text:c="2"/>// Дополнительные действия</text:span></text:span></text:p>
      <text:p text:style-name="P5"><text:span text:style-name="Source_20_Text"><text:span text:style-name="T45"><text:s text:c="2"/></text:span></text:span></text:p>
      <text:p text:style-name="P5"><text:span text:style-name="Source_20_Text"><text:span text:style-name="T45">});</text:span></text:span></text:p>
      <text:p text:style-name="P6"><text:span text:style-name="Source_20_Text"><text:span text:style-name="T45">&lt;/script&gt;</text:span></text:span></text:p>
      <text:p text:style-name="P4"><text:soft-page-break/><text:span text:style-name="T45">Здесь мы используем метод </text:span><text:span text:style-name="Source_20_Text"><text:span text:style-name="T45">addEventListener</text:span></text:span><text:span text:style-name="T45"> для добавления обработчика события submit к форме с </text:span><text:span text:style-name="Source_20_Text"><text:span text:style-name="T45">id="myForm"</text:span></text:span><text:span text:style-name="T45">. Внутри обработчика мы вызываем метод </text:span><text:span text:style-name="Source_20_Text"><text:span text:style-name="T45">preventDefault()</text:span></text:span><text:span text:style-name="T45">, чтобы отменить стандартное поведение браузера по отправке данных на сервер.</text:span></text:p>
      <text:p text:style-name="P4"><text:span text:style-name="T45">Затем мы можем получить значения полей формы с помощью метода </text:span><text:span text:style-name="Source_20_Text"><text:span text:style-name="T45">getElementsByName</text:span></text:span><text:span text:style-name="T45"> и выполнить нужные нам операции с данными формы. В примере выше мы просто выводим значение поля </text:span><text:span text:style-name="Source_20_Text"><text:span text:style-name="T45">name</text:span></text:span><text:span text:style-name="T45"> в консоль. После обработки данных можно выполнить дополнительные действия.</text:span></text:p>
      <text:p text:style-name="P18"/>
      <text:list xml:id="list38799004" text:continue-numbering="true" text:style-name="L1">
        <text:list-item>
          <text:p text:style-name="P21">Какие есть недостатки у стандартного способа задания валидации через HTML5? </text:p>
        </text:list-item>
      </text:list>
      <text:p text:style-name="P18">Стандартный способ задания валидации через HTML5 имеет несколько недостатков:</text:p>
      <text:p text:style-name="P24"><text:span text:style-name="T54">Ограниченные возможности:</text:span> HTML5 предоставляет только базовую функциональность валидации, такую как проверка на заполненность или правильность формата почты. Более сложные правила валидации, такие как проверка на уникальность или сравнение значений, обычно требуют дополнительной настройки с использованием JavaScript.</text:p>
      <text:p text:style-name="P24"><text:span text:style-name="T54">Отсутствие кросс-браузерной поддержки:</text:span> Некоторые старые версии браузеров не поддерживают HTML5 валидацию, что может привести к неправильному поведению или отсутствию валидации полей ввода на таких браузерах.</text:p>
      <text:p text:style-name="P24"><text:span text:style-name="T54">Ограниченный пользовательский интерфейс:</text:span> В стандартном способе задания валидации через HTML5 нельзя настроить информативные сообщения об ошибках или пользовательские стили для неправильно заполненных полей. Это ограничивает возможности создания лучшего пользовательского опыта и может привести к путанице у пользователей.</text:p>
      <text:p text:style-name="P24"><text:span text:style-name="T54">Уязвимость к обходу:</text:span> Поскольку валидация происходит на стороне клиента, то её могут обойти злоумышленники, которые могут отправить некорректные данные намеренно или с помощью инструментов для автоматического заполнения форм.</text:p>
      <text:p text:style-name="P24"><text:span text:style-name="T54">Зависимость от JavaScript:</text:span> Хотя валидация на стороне клиента может быть полезной для предотвращения ошибок заполнения формы, она не должна использоваться в качестве единственного средства защиты данных. Всегда следует дополнять ее валидацией на стороне сервера, чтобы избежать возможности отправки некорректных данных.</text:p>
      <text:p text:style-name="P20"/>
      <text:list xml:id="list38782404" text:continue-numbering="true" text:style-name="L1">
        <text:list-item>
          <text:p text:style-name="P16"><text:span text:style-name="T46">Какие свойства доступны в объекте </text:span><text:span text:style-name="Source_20_Text"><text:span text:style-name="T46">validity</text:span></text:span><text:span text:style-name="T46"> для проверки валидности элемента формы?</text:span><text:span text:style-name="T44"> </text:span></text:p>
        </text:list-item>
      </text:list>
      <text:p text:style-name="P22">Валидируя поля стандартным способом через HTML5, браузер проверяет их по определённому списку потенциальных ошибок. В каждом поле содержится специальный объект validity, включающий в себя список булевых значений (для одних свойств корректное значение — это true, для других — false), характеризующих ту или иную проверку на валидность. </text:p>
      <text:p text:style-name="P22"/>
      <text:p text:style-name="P22">В объекте validity для проверки валидности элемента формы доступны следующие свойства:</text:p>
      <text:p text:style-name="P3"><text:span text:style-name="Source_20_Text"><text:span text:style-name="T48">valid</text:span></text:span><text:span text:style-name="T48">:</text:span><text:span text:style-name="T44"> возвращает </text:span><text:span text:style-name="Source_20_Text"><text:span text:style-name="T44">true</text:span></text:span><text:span text:style-name="T44">, если значение элемента формы является валидным, иначе возвращает </text:span><text:span text:style-name="Source_20_Text"><text:span text:style-name="T44">false</text:span></text:span><text:span text:style-name="T44">.</text:span></text:p>
      <text:p text:style-name="P3"><text:span text:style-name="Source_20_Text"><text:span text:style-name="T48">valueMissing</text:span></text:span><text:span text:style-name="T48">:</text:span><text:span text:style-name="T44"> возвращает </text:span><text:span text:style-name="Source_20_Text"><text:span text:style-name="T44">true</text:span></text:span><text:span text:style-name="T44">, если значение элемента формы является обязательным и не заполнено, иначе возвращает </text:span><text:span text:style-name="Source_20_Text"><text:span text:style-name="T44">false</text:span></text:span><text:span text:style-name="T44">.</text:span></text:p>
      <text:p text:style-name="P3"><text:span text:style-name="Source_20_Text"><text:span text:style-name="T48">typeMismatch</text:span></text:span><text:span text:style-name="T48">:</text:span><text:span text:style-name="T44"> возвращает </text:span><text:span text:style-name="Source_20_Text"><text:span text:style-name="T44">true</text:span></text:span><text:span text:style-name="T44">, если значение элемента формы не соответствует ожидаемому типу данных, иначе возвращает </text:span><text:span text:style-name="Source_20_Text"><text:span text:style-name="T44">false</text:span></text:span><text:span text:style-name="T44">. Например, если у элемента формы тип </text:span><text:span text:style-name="Source_20_Text"><text:span text:style-name="T44">"email"</text:span></text:span><text:span text:style-name="T44">, то это свойство будет </text:span><text:span text:style-name="Source_20_Text"><text:span text:style-name="T44">true</text:span></text:span><text:span text:style-name="T44">, если введенное значение не является правильным адресом электронной почты.</text:span></text:p>
      <text:p text:style-name="P3"><text:span text:style-name="Source_20_Text"><text:span text:style-name="T48">patternMismatch</text:span></text:span><text:span text:style-name="T48">:</text:span><text:span text:style-name="T44"> возвращает </text:span><text:span text:style-name="Source_20_Text"><text:span text:style-name="T44">true</text:span></text:span><text:span text:style-name="T44">, если значение элемента формы не соответствует заданному регулярному выражению (</text:span><text:span text:style-name="Source_20_Text"><text:span text:style-name="T44">pattern</text:span></text:span><text:span text:style-name="T44">), иначе возвращает </text:span><text:span text:style-name="Source_20_Text"><text:span text:style-name="T44">false</text:span></text:span><text:span text:style-name="T44">. Например, если у элемента формы задано регулярное выражение для проверки ввода только букв и цифр, то это свойство будет </text:span><text:soft-page-break/><text:span text:style-name="Source_20_Text"><text:span text:style-name="T44">true</text:span></text:span><text:span text:style-name="T44">, если введены другие символы.</text:span></text:p>
      <text:p text:style-name="P3"><text:span text:style-name="Source_20_Text"><text:span text:style-name="T48">tooLong</text:span></text:span><text:span text:style-name="T44">: возвращает </text:span><text:span text:style-name="Source_20_Text"><text:span text:style-name="T44">true</text:span></text:span><text:span text:style-name="T44">, если значение элемента формы превышает максимально разрешенную длину, иначе возвращает </text:span><text:span text:style-name="Source_20_Text"><text:span text:style-name="T44">false</text:span></text:span><text:span text:style-name="T44">.</text:span></text:p>
      <text:p text:style-name="P3"><text:span text:style-name="Source_20_Text"><text:span text:style-name="T48">tooShort</text:span></text:span><text:span text:style-name="T48">:</text:span><text:span text:style-name="T44"> возвращает </text:span><text:span text:style-name="Source_20_Text"><text:span text:style-name="T44">true</text:span></text:span><text:span text:style-name="T44">, если значение элемента формы не достигает минимально разрешенной длины, иначе возвращает </text:span><text:span text:style-name="Source_20_Text"><text:span text:style-name="T44">false</text:span></text:span><text:span text:style-name="T44">.</text:span></text:p>
      <text:p text:style-name="P3"><text:span text:style-name="Source_20_Text"><text:span text:style-name="T48">rangeUnderflow</text:span></text:span><text:span text:style-name="T48">:</text:span><text:span text:style-name="T44"> возвращает </text:span><text:span text:style-name="Source_20_Text"><text:span text:style-name="T44">true</text:span></text:span><text:span text:style-name="T44">, если значение элемента формы меньше минимально допустимого значения, иначе возвращает </text:span><text:span text:style-name="Source_20_Text"><text:span text:style-name="T44">false</text:span></text:span><text:span text:style-name="T44">.</text:span></text:p>
      <text:p text:style-name="P3"><text:span text:style-name="Source_20_Text"><text:span text:style-name="T48">rangeOverflow</text:span></text:span><text:span text:style-name="T48">:</text:span><text:span text:style-name="T44"> возвращает </text:span><text:span text:style-name="Source_20_Text"><text:span text:style-name="T44">true</text:span></text:span><text:span text:style-name="T44">, если значение элемента формы больше максимально допустимого значения, иначе возвращает </text:span><text:span text:style-name="Source_20_Text"><text:span text:style-name="T44">false</text:span></text:span><text:span text:style-name="T44">.</text:span></text:p>
      <text:p text:style-name="P3"><text:span text:style-name="Source_20_Text"><text:span text:style-name="T48">stepMismatch</text:span></text:span><text:span text:style-name="T44">: возвращает </text:span><text:span text:style-name="Source_20_Text"><text:span text:style-name="T44">true</text:span></text:span><text:span text:style-name="T44">, если значение элемента формы не соответствует указанному шагу (step), иначе возвращает </text:span><text:span text:style-name="Source_20_Text"><text:span text:style-name="T44">false</text:span></text:span><text:span text:style-name="T44">.</text:span></text:p>
      <text:p text:style-name="P3"><text:span text:style-name="Source_20_Text"><text:span text:style-name="T48">customError</text:span></text:span><text:span text:style-name="T48">:</text:span><text:span text:style-name="T44"> возвращает </text:span><text:span text:style-name="Source_20_Text"><text:span text:style-name="T44">true</text:span></text:span><text:span text:style-name="T44">, если у элемента формы установлена пользовательская ошибка с помощью метода </text:span><text:span text:style-name="Source_20_Text"><text:span text:style-name="T44">setCustomValidity()</text:span></text:span><text:span text:style-name="T44">, иначе возвращает </text:span><text:span text:style-name="Source_20_Text"><text:span text:style-name="T44">false</text:span></text:span><text:span text:style-name="T44">.</text:span></text:p>
      <text:p text:style-name="P4"><text:span text:style-name="Source_20_Text"><text:span text:style-name="T48">validityState</text:span></text:span><text:span text:style-name="T48">:</text:span><text:span text:style-name="T44"> возвращает объект </text:span><text:span text:style-name="Source_20_Text"><text:span text:style-name="T44">ValidityState</text:span></text:span><text:span text:style-name="T44">, который содержит все вышеперечисленные свойства и методы для проверки валидности элемента формы.</text:span></text:p>
      <text:p text:style-name="P22"/>
      <text:list xml:id="list38788249" text:continue-numbering="true" text:style-name="L1">
        <text:list-item>
          <text:p text:style-name="P16"><text:span text:style-name="T46">Как можно проверить, является ли элемент формы валидным с использованием объекта </text:span><text:span text:style-name="Source_20_Text"><text:span text:style-name="T46">validity</text:span></text:span><text:span text:style-name="T46">?</text:span><text:span text:style-name="T44"> </text:span></text:p>
        </text:list-item>
      </text:list>
      <text:p text:style-name="P26">Для проверки валидности элемента формы можно использовать свойство validity объекта элемента. Свойство validity предоставляет доступ к объекту ValidityState, который содержит информацию о текущем состоянии валидности элемента формы. </text:p>
      <text:p text:style-name="P26">В объекте ValidityState есть различные свойства, которые можно использовать для проверки валидности элемента. </text:p>
      <text:p text:style-name="P26">Например, свойство valid возвращает булево значение, указывающее на валидность элемента. Вот пример проверки валидности элемента формы с использованием объекта validity:</text:p>
      <text:p text:style-name="P26">const inputElement = document.getElementById('inputId');</text:p>
      <text:p text:style-name="P26">if (inputElement.validity.valid) {</text:p>
      <text:p text:style-name="P26"><text:s text:c="2"/>// Код, который выполняется, если элемент валидный</text:p>
      <text:p text:style-name="P26">} else {</text:p>
      <text:p text:style-name="P26"><text:s text:c="2"/>// Код, который выполняется, если элемент не валидный</text:p>
      <text:p text:style-name="P26">}</text:p>
      <text:p text:style-name="P26"/>
      <text:p text:style-name="P26">Здесь мы получаем ссылку на элемент формы с помощью getElementById(). Затем мы проверяем свойство valid объекта validity элемента для определения его валидности. Если свойство valid равно true, то элемент считается валидным и выполняется соответствующий код. Если свойство valid равно false, то элемент считается невалидным и выполняется соответствующий код.</text:p>
      <text:p text:style-name="P22"/>
      <text:list xml:id="list38783788" text:continue-numbering="true" text:style-name="L1">
        <text:list-item>
          <text:p text:style-name="P21">Какие флаги могут быть использованы при создании регулярных выражений и какова их роль? </text:p>
        </text:list-item>
      </text:list>
      <text:p text:style-name="P18"><text:span text:style-name="T54">g (глобальный поиск):</text:span> Он устанавливает флаг "глобальный" для регулярного выражения, что означает поиск всех совпадений, а не только первого.</text:p>
      <text:p text:style-name="P26"><text:span text:style-name="T54">i (игнорировать регистр):</text:span> Этот флаг указывает на игнорирование регистра при поиске совпадений. Например, регулярное выражение /abc/i будет находить совпадения с "abc", "AbC" и т. д.</text:p>
      <text:p text:style-name="P26"><text:span text:style-name="T54">m (многострочный режим):</text:span> Этот флаг указывает, что поиск совпадений должен выполняться на каждой строке текста, а не только на первой.</text:p>
      <text:p text:style-name="P26"><text:soft-page-break/><text:span text:style-name="T54">s (точка соответствует символам новой строки):</text:span> В обычном режиме точка (.) соответствует любому символу, кроме символа новой строки. Если используется флаг s, то точка будет соответствовать также символам новой строки.</text:p>
      <text:p text:style-name="P26"><text:span text:style-name="T54">u (юникодный режим):</text:span> Этот флаг указывает, что регулярное выражение и текст, с которым оно сопоставляется, должны интерпретироваться как юникодные строки.</text:p>
      <text:p text:style-name="P26"><text:span text:style-name="T54">y (линейный режим):</text:span> Режим поиска на конкретной позиции в тексте .</text:p>
      <text:p text:style-name="P26">Роли этих флагов заключаются в изменении поведения регулярного выражения при поиске совпадений. Они могут контролировать такие аспекты, как область поиска, учет регистра, учет символов новой строки и другие. Флаги позволяют настраивать регулярные выражения и делать их более гибкими и мощными.</text:p>
      <text:p text:style-name="P18"/>
      <text:p text:style-name="P20"/>
      <text:list xml:id="list38803066" text:continue-numbering="true" text:style-name="L1">
        <text:list-item>
          <text:p text:style-name="P16"><text:span text:style-name="T46">Что делает метод </text:span><text:span text:style-name="Source_20_Text"><text:span text:style-name="T46">match()</text:span></text:span><text:span text:style-name="T46"> при работе с регулярными выражениями? Какие аргументы он принимает? </text:span></text:p>
        </text:list-item>
      </text:list>
      <text:p text:style-name="P18">Метод match() при работе с регулярными выражениями используется для поиска совпадений в строке. Он принимает в качестве аргумента регулярное выражение и возвращает массив с найденными совпадениями или null, если совпадений не найдено.</text:p>
      <text:p text:style-name="P24">Синтаксис метода match(): str.match(regexp)</text:p>
      <text:p text:style-name="P24">где:</text:p>
      <text:list xml:id="list7228848152777079098" text:style-name="L2">
        <text:list-item>
          <text:p text:style-name="P23">str - строка, в которой будет производиться поиск</text:p>
        </text:list-item>
        <text:list-item>
          <text:p text:style-name="P25">regexp - регулярное выражение, используемое для поиска совпадений. Может быть как строкой, так и объектом RegExp.</text:p>
        </text:list-item>
      </text:list>
      <text:p text:style-name="P22"><text:span text:style-name="T1"/></text:p>
      <text:list xml:id="list38772465" text:continue-list="list38803066" text:style-name="L1">
        <text:list-item>
          <text:p text:style-name="P15"><text:span text:style-name="T46">Что делает метод </text:span><text:span text:style-name="Source_20_Text"><text:span text:style-name="T46">test()</text:span></text:span><text:span text:style-name="T46"> при проверке регулярного выражения на совпадение? Какие значения он возвращает? </text:span></text:p>
        </text:list-item>
      </text:list>
      <text:p text:style-name="P13">Метод regexp.test(str) проверяет, есть ли хотя бы одно совпадение с регулярным выражением regexp в строке str. Если совпадение найдено, метод вернёт true, в противном случае - false. </text:p>
      <text:p text:style-name="P13"/>
      <text:p text:style-name="P13">let str = "Я ЛюБлЮ JavaScript";</text:p>
      <text:p text:style-name="P13">let regexp = /люблю/i;</text:p>
      <text:p text:style-name="P13"/>
      <text:p text:style-name="P13">console.log(regexp.test(str)); <text:span text:style-name="T70">//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Graphik" svg:font-family="Graphik,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Menlo, Consolas, 'PT Mono', 'Liberation Mono', Courier, monospace"/>
    <style:font-face style:name="YS Text" svg:font-family="'YS Text', Arial, Helvetica, 'Arial Unicode M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01T14:39:47.89</meta:creation-date>
    <dc:date>2023-08-10T18:54:03.39</dc:date>
    <meta:editing-duration>PT17H34M14S</meta:editing-duration>
    <meta:editing-cycles>10</meta:editing-cycles>
    <meta:generator>OpenOffice/4.1.14$Win32 OpenOffice.org_project/4114m1$Build-9811</meta:generator>
    <meta:document-statistic meta:table-count="0" meta:image-count="0" meta:object-count="0" meta:page-count="5" meta:paragraph-count="111" meta:word-count="1651" meta:character-count="12866"/>
  </office:meta>
</office:document-meta>
</file>